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Dr Wiseman,<text:tab/><text:tab/><text:tab/><text:tab/><text:tab/><text:tab/><text:tab/><text:tab/>Oct 11, 2016</text:p>
      <text:p text:style-name="Standard"/>
      <text:p text:style-name="Standard">Thank you for seeing me on October 4 and prescribing a 30 day heart monitor. I am looking forward to seeing you again on Nov. 17.</text:p>
      <text:p text:style-name="Standard"/>
      <text:p text:style-name="Standard">I want to give you an update. <text:s/>Generally I am feeling better. But on the evening of October 4 I had my head bent back for about 15 minutes while looking at stars with students. <text:s/>I got dizzy and slightly nauseous for about 30 minutes. <text:s/>Thinking there may possibly be something wrong in the back of my neck, I saw my internist Dr Oyler today. <text:s/>He arranged an MRI at Meadville Medical Center on Tues Oct 18. <text:s/>He also wants me to see a neurologist. I will soon call to make an appointment with Dr. Simona Velicu whom I saw in January 2015 at your hospital.</text:p>
      <text:p text:style-name="Standard"/>
      <text:p text:style-name="Standard">Jim Lombardi</text:p>
      <text:p text:style-name="Standard">james.lombardi@allegheny.edu</text:p>
      <text:p text:style-name="Standard"/>
      <text:p text:style-name="Standard">Symptoms during the last few months (some more often than others and some simultaneously):</text:p>
      <text:p text:style-name="Standard"><text:tab/>x back of neck discomfort</text:p>
      <text:p text:style-name="Standard"><text:tab/>x constant ringing in my ears</text:p>
      <text:p text:style-name="Standard"><text:tab/>x noticable short periods of increase in skipping heart beats</text:p>
      <text:p text:style-name="Standard"><text:tab/>x dizziness</text:p>
      <text:p text:style-name="Standard"><text:s/><text:tab/>slight nausea</text:p>
      <text:p text:style-name="Standard"><text:tab/>vertigo<text:tab/></text:p>
      <text:p text:style-name="Standard"><text:tab/>slight headache</text:p>
      <text:p text:style-name="Standard"><text:tab/>jerkiness in my field of view on one occasion when I didn't feel well </text:p>
      <text:p text:style-name="Standard"><text:tab/>numbness and something I describe as puffy feeling in my face</text:p>
      <text:p text:style-name="Standard"><text:tab/>lightheadedness<text:tab/></text:p>
      <text:p text:style-name="Standard"><text:tab/>imbalance a few times</text:p>
      <text:p text:style-name="Standard"><text:tab/>slow heart rate until I started taking CoQ10</text:p>
      <text:p text:style-name="Standard"><text:tab/>numbness in left hand many years ago lasting for many months after injury to neck</text:p>
      <text:p text:style-name="Standard"/>
      <text:p text:style-name="Standard"><text:tab/>x indicates a symptom I had today</text:p>
      <text:p text:style-name="Standard"><text:tab/><text:tab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11T16:05:26.40</meta:creation-date>
    <dc:date>2016-10-12T08:00:38.75</dc:date>
    <dc:creator>James Lombardi</dc:creator>
    <meta:editing-duration>PT2H17S</meta:editing-duration>
    <meta:editing-cycles>23</meta:editing-cycles>
    <meta:generator>OpenOffice/4.1.0$Win32 OpenOffice.org_project/410m18$Build-9764</meta:generator>
    <meta:document-statistic meta:table-count="0" meta:image-count="0" meta:object-count="0" meta:page-count="1" meta:paragraph-count="22" meta:word-count="243" meta:character-count="1353"/>
  </office:meta>
</office:document-meta>
</file>